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11cm"/>
    </style:style>
    <style:style style:name="co3" style:family="table-column">
      <style:table-column-properties fo:break-before="auto" style:column-width="13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EQUENTIAL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3 hfcoding.py <text:s/>11.90s user 0.09s system 99% cpu 11.977 total</text:p>
          </table:table-cell>
          <table:table-cell office:value-type="string" calcext:value-type="string">
            <text:p>python3 hfcoding.py <text:s/>12.15s user 0.07s system 99% cpu 12.222 tot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piexec -n 2 python3 mpihfcoding.py <text:s/>8.68s user 0.31s system 131% cpu 6.820 total</text:p>
          </table:table-cell>
          <table:table-cell office:value-type="string" calcext:value-type="string">
            <text:p>mpiexec -n 2 python3 mpihfcoding.py <text:s/>8.48s user 0.27s system 187% cpu 4.659 tot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iexec -n 4 python3 mpihfcoding.py <text:s/>9.02s user 0.60s system 352% cpu 2.733 total</text:p>
          </table:table-cell>
        </table:table-row>
        <table:table-row table:style-name="ro2">
          <table:table-cell/>
          <table:table-cell office:value-type="string" calcext:value-type="string">
            <text:p>mpiexec -n 4 python3 mpihfcoding.py  6.91s user 0.48s system 195% cpu 3.788 total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mpiexec -n 6 python3 mpihfcoding.py <text:s/>4.88s user 0.61s system 253% cpu 2.166 total</text:p>
          </table:table-cell>
          <table:table-cell office:value-type="string" calcext:value-type="string">
            <text:p>mpiexec -n 6 python3 mpihfcoding.py  9.86s user 0.99s system 507% cpu 2.138 total</text:p>
            <text:p/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mpiexec -n 8 python3 mpihfcoding.py  2.92s user 1.64s system 355</text:span>% cpu 2.032 total</text:p>
          </table:table-cell>
          <table:table-cell office:value-type="string" calcext:value-type="string">
            <text:p>mpiexec -n 8 python3 mpihfcoding.py  11.06s user 1.58s system 663% cpu 1.907 total</text:p>
            <text:p/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piexec -n 8 python3 mpihfcoding.py <text:s/>11.58s user 4.10s system 355% cpu 4.411 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piexec -n 8 python3 mpihfcoding.py <text:s/>11.55s user 1.64s system 665% cpu 1.982 tot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piexec -n 2 python3 mpihfcoding.py <text:s/>8.41s user 0.31s system 130% cpu 6.671 tot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piexec -n 4 python3 mpihfcoding.py <text:s/>9.11s user 0.62s system 204% cpu 4.756 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piexec -n 4 python3 mpihfcoding.py <text:s/>4.47s user 0.28s system 129% cpu 3.679 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4:53:48.201508838</meta:creation-date>
    <dc:date>2023-06-01T15:59:32.748008841</dc:date>
    <meta:editing-duration>PT4H46M12S</meta:editing-duration>
    <meta:editing-cycles>6</meta:editing-cycles>
    <meta:generator>LibreOffice/7.3.7.2$Linux_X86_64 LibreOffice_project/30$Build-2</meta:generator>
    <meta:document-statistic meta:table-count="1" meta:cell-count="16" meta:object-count="0"/>
  </office:meta>
</office:document-meta>
</file>